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fo:font-variant="normal" fo:text-transform="none" fo:color="#000000" style:font-name="Consolas" fo:font-size="12pt" fo:letter-spacing="normal" fo:font-style="normal" fo:font-weight="normal" officeooo:rsid="001dc576" officeooo:paragraph-rsid="001dc576" style:font-size-asian="16pt" style:font-size-complex="16pt"/>
    </style:style>
    <style:style style:name="P2" style:family="paragraph" style:parent-style-name="Standard">
      <style:paragraph-properties fo:text-align="end" style:justify-single-word="false" style:writing-mode="rl-tb"/>
      <style:text-properties fo:font-variant="normal" fo:text-transform="none" fo:color="#000000" style:font-name="Consolas" fo:font-size="12pt" fo:letter-spacing="normal" fo:font-style="normal" fo:font-weight="normal" officeooo:rsid="001f5c7c" officeooo:paragraph-rsid="001f5c7c" style:font-size-asian="16pt" style:font-size-complex="16pt"/>
    </style:style>
    <style:style style:name="P3" style:family="paragraph" style:parent-style-name="Standard">
      <style:paragraph-properties fo:text-align="end" style:justify-single-word="false" style:writing-mode="rl-tb"/>
      <style:text-properties fo:font-variant="normal" fo:text-transform="none" fo:color="#000000" style:font-name="Consolas" fo:font-size="12pt" fo:letter-spacing="normal" fo:font-style="normal" fo:font-weight="normal" officeooo:rsid="00213f3f" officeooo:paragraph-rsid="00213f3f" style:font-size-asian="16pt" style:font-size-complex="16pt"/>
    </style:style>
    <style:style style:name="P4" style:family="paragraph" style:parent-style-name="Standard">
      <style:paragraph-properties fo:text-align="end" style:justify-single-word="false" style:writing-mode="rl-tb"/>
      <style:text-properties fo:font-variant="normal" fo:text-transform="none" fo:color="#000000" style:font-name="Consolas" fo:font-size="12pt" fo:letter-spacing="normal" fo:font-style="normal" fo:font-weight="normal" officeooo:rsid="0021baa1" officeooo:paragraph-rsid="0021baa1" style:font-size-asian="16pt" style:font-size-complex="16pt"/>
    </style:style>
    <style:style style:name="P5" style:family="paragraph" style:parent-style-name="Standard">
      <style:paragraph-properties fo:text-align="end" style:justify-single-word="false" style:writing-mode="rl-tb"/>
      <style:text-properties fo:font-variant="normal" fo:text-transform="none" fo:color="#000000" style:font-name="Consolas" fo:font-size="12pt" fo:letter-spacing="normal" fo:font-style="normal" fo:font-weight="normal" officeooo:rsid="0023b5f2" officeooo:paragraph-rsid="0023b5f2" style:font-size-asian="16pt" style:font-size-complex="16pt"/>
    </style:style>
    <style:style style:name="T1" style:family="text">
      <style:text-properties fo:font-size="16pt"/>
    </style:style>
    <style:style style:name="T2" style:family="text">
      <style:text-properties officeooo:rsid="00247037"/>
    </style:style>
    <style:style style:name="T3" style:family="text">
      <style:text-properties officeooo:rsid="00254b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Moment یک third-party <text:s/>library معروف در جاوااسکریپت است که در ادرس زیر توضیحات و اسناد ان وجود دارند:</text:span><text:line-break/><text:line-break/><text:a xlink:type="simple" xlink:href="http://momentjs.com/" text:style-name="Internet_20_link" text:visited-style-name="Visited_20_Internet_20_Link">http://momentjs.com</text:a></text:p>
      <text:p text:style-name="P1"/>
      <text:p text:style-name="P1"/>
      <text:p text:style-name="P2">npm install moment - -save-dev</text:p>
      <text:p text:style-name="P2"/>
      <text:p text:style-name="P2"/>
      <text:p text:style-name="P3">اندرو در جلسه ی ۱۰۰ اموزشش به توضیح این کامپوننت می پردازد.</text:p>
      <text:p text:style-name="P3"/>
      <text:p text:style-name="P4">جالب است که اندرو حتی در state هم timestamp ذخیره می کند . این خودش دلیلی است بر اینکه شهرکی راست می گوید و تاریخ باید به شکل timestamp در پایگاه داده ذخیره شود .</text:p>
      <text:p text:style-name="P4"/>
      <text:p text:style-name="P5">برای اینکه این کتابخانه به نظرم مهم می اید <text:s text:c="2"/><text:span text:style-name="T2">کنار همین فایل محیطی </text:span><text:s/>به نام moment_js_libary <text:s/>دارم که درون فایلی که درون codes قرار دارد <text:s/>این کتابخانه را require کرده ام و میتوان بعدا بیشتر انجا کد نوشت تا با امکانات زیاد این کتابخانه اشنا شویم</text:p>
      <text:p text:style-name="P5"/>
      <text:p text:style-name="P5"/>
      <text:p text:style-name="P5">- <text:span text:style-name="T3">در پنل سمت راست سایت momentjs.com گزینه ای به نام display وجود دارد که روش های مختلف نشان دادن و یا همان فرمت دهی را در خود دارد.</text:span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16:55:14.800070064</meta:creation-date>
    <dc:date>2017-10-14T06:48:40.629348394</dc:date>
    <meta:editing-duration>PT5H27M16S</meta:editing-duration>
    <meta:editing-cycles>29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146" meta:character-count="746" meta:non-whitespace-character-count="599"/>
  </office:meta>
</office:document-meta>
</file>